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SR (psr-s17-n2-l2-f30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table:number-columns-repeated="2" office:value-type="string" calcext:value-type="string">
            <text:p>2^11</text:p>
          </table:table-cell>
          <table:table-cell office:value-type="string" calcext:value-type="string">
            <text:p>2^22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terix North (2x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terix North East (2x2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4:35:32.060224373</meta:creation-date>
    <dc:date>2017-09-04T14:47:33.522870552</dc:date>
    <meta:editing-duration>PT11M59S</meta:editing-duration>
    <meta:editing-cycles>4</meta:editing-cycles>
    <meta:generator>LibreOffice/5.1.6.2$Linux_X86_64 LibreOffice_project/10m0$Build-2</meta:generator>
    <meta:document-statistic meta:table-count="1" meta:cell-count="60" meta:object-count="0"/>
  </office:meta>
</office:document-meta>
</file>